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3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Standard_5f_Civ_20_IV_20_WL_20_Reference_20_Charts_20_v1.0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Standard_5f_Civ_20_IV_20_WL_20_Reference_20_Charts_20_v1.0">
      <style:table-cell-properties style:glyph-orientation-vertical="0" fo:border-bottom="0.035cm solid #c0c0c0" style:diagonal-bl-tr="none" style:diagonal-tl-br="none" style:text-align-source="value-type" style:repeat-content="false" fo:background-color="transparent" fo:wrap-option="wrap" fo:border-left="0.035cm solid #c0c0c0" style:direction="ltr" fo:border-right="0.002cm solid #c0c0c0" style:rotation-angle="0" style:rotation-align="none" style:shrink-to-fit="false" fo:border-top="0.035cm solid #c0c0c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ext-properties fo:color="#000000" style:font-name="Arial" fo:font-size="10pt" style:font-size-asian="10pt" style:font-size-complex="10pt"/>
    </style:style>
    <style:style style:name="ce4" style:family="table-cell" style:parent-style-name="Standard_5f_Civ_20_IV_20_WL_20_Reference_20_Charts_20_v1.0">
      <style:table-cell-properties style:glyph-orientation-vertical="0" fo:border-bottom="0.035cm solid #c0c0c0" fo:background-color="#ffffff" style:diagonal-bl-tr="none" style:diagonal-tl-br="none" style:text-align-source="value-type" style:repeat-content="false" fo:wrap-option="wrap" fo:border-left="0.002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RowEven([Tabelle3.C$2];[Tabelle3.C2])=TRUE())" style:apply-style-name="Excel_5f_CondFormat_5f_8_5f_2_5f_1" style:base-cell-address="Tabelle3.C2"/>
    </style:style>
    <style:style style:name="ce5" style:family="table-cell" style:parent-style-name="Standard_5f_Civ_20_IV_20_WL_20_Reference_20_Charts_20_v1.0">
      <style:table-cell-properties style:glyph-orientation-vertical="0" fo:border-bottom="0.035cm solid #c0c0c0" fo:background-color="#ffffff" style:diagonal-bl-tr="none" style:diagonal-tl-br="none" style:text-align-source="value-type" style:repeat-content="false" fo:wrap-option="wrap" fo:border-left="0.002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RowEven([Tabelle3.C$2];[Tabelle3.C16]))" style:apply-style-name="Excel_5f_CondFormat_5f_8_5f_1_5f_1" style:base-cell-address="Tabelle3.C16"/>
    </style:style>
    <style:style style:name="ce6" style:family="table-cell" style:parent-style-name="Standard_5f_Civ_20_IV_20_WL_20_Reference_20_Charts_20_v1.0" style:data-style-name="N100">
      <style:table-cell-properties style:glyph-orientation-vertical="0" fo:border-bottom="0.035cm solid #c0c0c0" fo:background-color="#ffffff" style:diagonal-bl-tr="none" style:diagonal-tl-br="none" style:text-align-source="value-type" style:repeat-content="false" fo:wrap-option="wrap" fo:border-left="0.002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RowEven([Tabelle3.C$2];[Tabelle3.C16]))" style:apply-style-name="Excel_5f_CondFormat_5f_8_5f_1_5f_1" style:base-cell-address="Tabelle3.C16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Standard_5f_Civ_20_IV_20_WL_20_Reference_20_Charts_20_v1.0">
      <style:table-cell-properties style:glyph-orientation-vertical="0" fo:border-bottom="0.035cm solid #c0c0c0" fo:background-color="#ffffff" style:diagonal-bl-tr="none" style:diagonal-tl-br="none" style:text-align-source="value-type" style:repeat-content="false" fo:wrap-option="wrap" fo:border-left="0.002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RowEven([Tabelle3.A$2];[Tabelle3.A32]))" style:apply-style-name="Excel_5f_CondFormat_5f_5_5f_3_5f_1" style:base-cell-address="Tabelle3.A32"/>
    </style:style>
    <style:style style:name="ce9" style:family="table-cell" style:parent-style-name="Standard_5f_Civ_20_IV_20_WL_20_Reference_20_Charts_20_v1.0">
      <style:table-cell-properties style:glyph-orientation-vertical="0" fo:border-bottom="0.035cm solid #c0c0c0" fo:background-color="#ffffff" style:diagonal-bl-tr="none" style:diagonal-tl-br="none" style:text-align-source="value-type" style:repeat-content="false" fo:wrap-option="wrap" fo:border-left="0.002cm solid #c0c0c0" style:direction="ltr" fo:border-right="0.002cm solid #c0c0c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RowEven([Tabelle3.A$2];[Tabelle3.A32]))" style:apply-style-name="Excel_5f_CondFormat_5f_5_5f_3_5f_1" style:base-cell-address="Tabelle3.A32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6" table:default-cell-style-name="Default"/>
        <table:table-column table:style-name="co7" table:default-cell-style-name="Default"/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America</text:p>
          </table:table-cell>
          <table:table-cell table:style-name="ce4" office:value-type="string">
            <text:p>George Washington</text:p>
          </table:table-cell>
          <table:table-cell table:style-name="Default" table:formula="of:=LOOKUP([.F1];[Tabelle2.$B$1:.$B$11];[Tabelle2.$A$1:.$A$11])" office:value-type="float" office:value="1">
            <text:p>1</text:p>
          </table:table-cell>
          <table:table-cell table:style-name="Default" table:formula="of:=LOOKUP([.G1];[Tabelle2.$B$1:.$B$11];[Tabelle2.$A$1:.$A$11])" office:value-type="float" office:value="3">
            <text:p>3</text:p>
          </table:table-cell>
          <table:table-cell table:style-name="ce5" office:value-type="string">
            <text:p>Charismatic</text:p>
          </table:table-cell>
          <table:table-cell table:style-name="ce5" office:value-type="string">
            <text:p>Expansive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America</text:p>
          </table:table-cell>
          <table:table-cell table:style-name="ce4" office:value-type="string">
            <text:p>Franklin D. Roosevelt</text:p>
          </table:table-cell>
          <table:table-cell table:style-name="Default" table:formula="of:=LOOKUP([.F2];[Tabelle2.$B$1:.$B$11];[Tabelle2.$A$1:.$A$11])" office:value-type="float" office:value="6">
            <text:p>6</text:p>
          </table:table-cell>
          <table:table-cell table:style-name="Default" table:formula="of:=LOOKUP([.G2];[Tabelle2.$B$1:.$B$11];[Tabelle2.$A$1:.$A$11])" office:value-type="float" office:value="7">
            <text:p>7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Organized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America</text:p>
          </table:table-cell>
          <table:table-cell table:style-name="ce4" office:value-type="string">
            <text:p>Lincoln</text:p>
          </table:table-cell>
          <table:table-cell table:style-name="Default" table:formula="of:=LOOKUP([.F3];[Tabelle2.$B$1:.$B$11];[Tabelle2.$A$1:.$A$11])" office:value-type="float" office:value="8">
            <text:p>8</text:p>
          </table:table-cell>
          <table:table-cell table:style-name="Default" table:formula="of:=LOOKUP([.G3];[Tabelle2.$B$1:.$B$11];[Tabelle2.$A$1:.$A$11])" office:value-type="float" office:value="1">
            <text:p>1</text:p>
          </table:table-cell>
          <table:table-cell table:style-name="ce5" office:value-type="string">
            <text:p>Philosophical</text:p>
          </table:table-cell>
          <table:table-cell table:style-name="ce5" office:value-type="string">
            <text:p>Charismatic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Arabs</text:p>
          </table:table-cell>
          <table:table-cell table:style-name="ce4" office:value-type="string">
            <text:p>Saladin</text:p>
          </table:table-cell>
          <table:table-cell table:style-name="Default" table:formula="of:=LOOKUP([.F4];[Tabelle2.$B$1:.$B$11];[Tabelle2.$A$1:.$A$11])" office:value-type="float" office:value="9">
            <text:p>9</text:p>
          </table:table-cell>
          <table:table-cell table:style-name="Default" table:formula="of:=LOOKUP([.G4];[Tabelle2.$B$1:.$B$11];[Tabelle2.$A$1:.$A$11])" office:value-type="float" office:value="10">
            <text:p>10</text:p>
          </table:table-cell>
          <table:table-cell table:style-name="ce5" office:value-type="string">
            <text:p>Protective</text:p>
          </table:table-cell>
          <table:table-cell table:style-name="ce5" office:value-type="string">
            <text:p>Spirtual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Aztecs</text:p>
          </table:table-cell>
          <table:table-cell table:style-name="ce4" office:value-type="string">
            <text:p>Montezuma</text:p>
          </table:table-cell>
          <table:table-cell table:style-name="Default" table:formula="of:=LOOKUP([.F5];[Tabelle2.$B$1:.$B$11];[Tabelle2.$A$1:.$A$11])" office:value-type="float" office:value="0">
            <text:p>0</text:p>
          </table:table-cell>
          <table:table-cell table:style-name="Default" table:formula="of:=LOOKUP([.G5];[Tabelle2.$B$1:.$B$11];[Tabelle2.$A$1:.$A$11])" office:value-type="float" office:value="10">
            <text:p>10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Spirtual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Babylon</text:p>
          </table:table-cell>
          <table:table-cell table:style-name="ce4" office:value-type="string">
            <text:p>Hammurabi</text:p>
          </table:table-cell>
          <table:table-cell table:style-name="Default" table:formula="of:=LOOKUP([.F6];[Tabelle2.$B$1:.$B$11];[Tabelle2.$A$1:.$A$11])" office:value-type="float" office:value="7">
            <text:p>7</text:p>
          </table:table-cell>
          <table:table-cell table:style-name="Default" table:formula="of:=LOOKUP([.G6];[Tabelle2.$B$1:.$B$11];[Tabelle2.$A$1:.$A$11])" office:value-type="float" office:value="0">
            <text:p>0</text:p>
          </table:table-cell>
          <table:table-cell table:style-name="ce5" office:value-type="string">
            <text:p>Organized</text:p>
          </table:table-cell>
          <table:table-cell table:style-name="ce5" office:value-type="string">
            <text:p>Aggressive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Byzantium</text:p>
          </table:table-cell>
          <table:table-cell table:style-name="ce4" office:value-type="string">
            <text:p>Justinian</text:p>
          </table:table-cell>
          <table:table-cell table:style-name="Default" table:formula="of:=LOOKUP([.F7];[Tabelle2.$B$1:.$B$11];[Tabelle2.$A$1:.$A$11])" office:value-type="float" office:value="10">
            <text:p>10</text:p>
          </table:table-cell>
          <table:table-cell table:style-name="Default" table:formula="of:=LOOKUP([.G7];[Tabelle2.$B$1:.$B$11];[Tabelle2.$A$1:.$A$11])" office:value-type="float" office:value="5">
            <text:p>5</text:p>
          </table:table-cell>
          <table:table-cell table:style-name="ce5" office:value-type="string">
            <text:p>Spiritual</text:p>
          </table:table-cell>
          <table:table-cell table:style-name="ce5" office:value-type="string">
            <text:p>Imperialistic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Carthage</text:p>
          </table:table-cell>
          <table:table-cell table:style-name="ce4" office:value-type="string">
            <text:p>Hannibal</text:p>
          </table:table-cell>
          <table:table-cell table:style-name="Default" table:formula="of:=LOOKUP([.F8];[Tabelle2.$B$1:.$B$11];[Tabelle2.$A$1:.$A$11])" office:value-type="float" office:value="4">
            <text:p>4</text:p>
          </table:table-cell>
          <table:table-cell table:style-name="Default" table:formula="of:=LOOKUP([.G8];[Tabelle2.$B$1:.$B$11];[Tabelle2.$A$1:.$A$11])" office:value-type="float" office:value="1">
            <text:p>1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Charismatic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Celts</text:p>
          </table:table-cell>
          <table:table-cell table:style-name="ce4" office:value-type="string">
            <text:p>Brennus</text:p>
          </table:table-cell>
          <table:table-cell table:style-name="Default" table:formula="of:=LOOKUP([.F9];[Tabelle2.$B$1:.$B$11];[Tabelle2.$A$1:.$A$11])" office:value-type="float" office:value="10">
            <text:p>10</text:p>
          </table:table-cell>
          <table:table-cell table:style-name="Default" table:formula="of:=LOOKUP([.G9];[Tabelle2.$B$1:.$B$11];[Tabelle2.$A$1:.$A$11])" office:value-type="float" office:value="1">
            <text:p>1</text:p>
          </table:table-cell>
          <table:table-cell table:style-name="ce5" office:value-type="string">
            <text:p>Spirtual</text:p>
          </table:table-cell>
          <table:table-cell table:style-name="ce5" office:value-type="string">
            <text:p>Charismatic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China</text:p>
          </table:table-cell>
          <table:table-cell table:style-name="ce4" office:value-type="string">
            <text:p>Mao Zedong</text:p>
          </table:table-cell>
          <table:table-cell table:style-name="Default" table:formula="of:=LOOKUP([.F10];[Tabelle2.$B$1:.$B$11];[Tabelle2.$A$1:.$A$11])" office:value-type="float" office:value="3">
            <text:p>3</text:p>
          </table:table-cell>
          <table:table-cell table:style-name="Default" table:formula="of:=LOOKUP([.G10];[Tabelle2.$B$1:.$B$11];[Tabelle2.$A$1:.$A$11])" office:value-type="float" office:value="9">
            <text:p>9</text:p>
          </table:table-cell>
          <table:table-cell table:style-name="ce5" office:value-type="string">
            <text:p>Expansive</text:p>
          </table:table-cell>
          <table:table-cell table:style-name="ce5" office:value-type="string">
            <text:p>Protective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China</text:p>
          </table:table-cell>
          <table:table-cell table:style-name="ce4" office:value-type="string">
            <text:p>Qin Shi Huang</text:p>
          </table:table-cell>
          <table:table-cell table:style-name="Default" table:formula="of:=LOOKUP([.F11];[Tabelle2.$B$1:.$B$11];[Tabelle2.$A$1:.$A$11])" office:value-type="float" office:value="6">
            <text:p>6</text:p>
          </table:table-cell>
          <table:table-cell table:style-name="Default" table:formula="of:=LOOKUP([.G11];[Tabelle2.$B$1:.$B$11];[Tabelle2.$A$1:.$A$11])" office:value-type="float" office:value="9">
            <text:p>9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Protective</text:p>
          </table:table-cell>
          <table:table-cell table:number-columns-repeated="4"/>
          <table:table-cell table:style-name="ce7"/>
          <table:table-cell table:style-name="ce8"/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Egypt</text:p>
          </table:table-cell>
          <table:table-cell table:style-name="ce4" office:value-type="string">
            <text:p>Hatshepsut</text:p>
          </table:table-cell>
          <table:table-cell table:style-name="Default" table:formula="of:=LOOKUP([.F12];[Tabelle2.$B$1:.$B$11];[Tabelle2.$A$1:.$A$11])" office:value-type="float" office:value="10">
            <text:p>10</text:p>
          </table:table-cell>
          <table:table-cell table:style-name="Default" table:formula="of:=LOOKUP([.G12];[Tabelle2.$B$1:.$B$11];[Tabelle2.$A$1:.$A$11])" office:value-type="float" office:value="2">
            <text:p>2</text:p>
          </table:table-cell>
          <table:table-cell table:style-name="ce5" office:value-type="string">
            <text:p>Spirtual</text:p>
          </table:table-cell>
          <table:table-cell table:style-name="ce5" office:value-type="string">
            <text:p>Creative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Egypt</text:p>
          </table:table-cell>
          <table:table-cell table:style-name="ce4" office:value-type="string">
            <text:p>Rameses II</text:p>
          </table:table-cell>
          <table:table-cell table:style-name="Default" table:formula="of:=LOOKUP([.F13];[Tabelle2.$B$1:.$B$11];[Tabelle2.$A$1:.$A$11])" office:value-type="float" office:value="6">
            <text:p>6</text:p>
          </table:table-cell>
          <table:table-cell table:style-name="Default" table:formula="of:=LOOKUP([.G13];[Tabelle2.$B$1:.$B$11];[Tabelle2.$A$1:.$A$11])" office:value-type="float" office:value="10">
            <text:p>10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Spiritual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England</text:p>
          </table:table-cell>
          <table:table-cell table:style-name="ce4" office:value-type="string">
            <text:p>Victoria</text:p>
          </table:table-cell>
          <table:table-cell table:style-name="Default" table:formula="of:=LOOKUP([.F14];[Tabelle2.$B$1:.$B$11];[Tabelle2.$A$1:.$A$11])" office:value-type="float" office:value="4">
            <text:p>4</text:p>
          </table:table-cell>
          <table:table-cell table:style-name="Default" table:formula="of:=LOOKUP([.G14];[Tabelle2.$B$1:.$B$11];[Tabelle2.$A$1:.$A$11])" office:value-type="float" office:value="5">
            <text:p>5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Imperialistic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England</text:p>
          </table:table-cell>
          <table:table-cell table:style-name="ce5" office:value-type="string">
            <text:p>Elizabeth</text:p>
          </table:table-cell>
          <table:table-cell table:style-name="Default" table:formula="of:=LOOKUP([.F15];[Tabelle2.$B$1:.$B$11];[Tabelle2.$A$1:.$A$11])" office:value-type="float" office:value="8">
            <text:p>8</text:p>
          </table:table-cell>
          <table:table-cell table:style-name="Default" table:formula="of:=LOOKUP([.G15];[Tabelle2.$B$1:.$B$11];[Tabelle2.$A$1:.$A$11])" office:value-type="float" office:value="4">
            <text:p>4</text:p>
          </table:table-cell>
          <table:table-cell table:style-name="ce5" office:value-type="string">
            <text:p>Philosophical</text:p>
          </table:table-cell>
          <table:table-cell table:style-name="ce5" office:value-type="string">
            <text:p>Financial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England</text:p>
          </table:table-cell>
          <table:table-cell table:style-name="ce5" office:value-type="string">
            <text:p>Churchill</text:p>
          </table:table-cell>
          <table:table-cell table:style-name="Default" table:formula="of:=LOOKUP([.F16];[Tabelle2.$B$1:.$B$11];[Tabelle2.$A$1:.$A$11])" office:value-type="float" office:value="1">
            <text:p>1</text:p>
          </table:table-cell>
          <table:table-cell table:style-name="Default" table:formula="of:=LOOKUP([.G16];[Tabelle2.$B$1:.$B$11];[Tabelle2.$A$1:.$A$11])" office:value-type="float" office:value="9">
            <text:p>9</text:p>
          </table:table-cell>
          <table:table-cell table:style-name="ce5" office:value-type="string">
            <text:p>Charismatic</text:p>
          </table:table-cell>
          <table:table-cell table:style-name="ce5" office:value-type="string">
            <text:p>Protective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Ethiopia</text:p>
          </table:table-cell>
          <table:table-cell table:style-name="ce5" office:value-type="string">
            <text:p>Zara Yaqob</text:p>
          </table:table-cell>
          <table:table-cell table:style-name="Default" table:formula="of:=LOOKUP([.F17];[Tabelle2.$B$1:.$B$11];[Tabelle2.$A$1:.$A$11])" office:value-type="float" office:value="2">
            <text:p>2</text:p>
          </table:table-cell>
          <table:table-cell table:style-name="Default" table:formula="of:=LOOKUP([.G17];[Tabelle2.$B$1:.$B$11];[Tabelle2.$A$1:.$A$11])" office:value-type="float" office:value="7">
            <text:p>7</text:p>
          </table:table-cell>
          <table:table-cell table:style-name="ce5" office:value-type="string">
            <text:p>Creative</text:p>
          </table:table-cell>
          <table:table-cell table:style-name="ce5" office:value-type="string">
            <text:p>Organized</text:p>
          </table:table-cell>
          <table:table-cell table:number-columns-repeated="7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France</text:p>
          </table:table-cell>
          <table:table-cell table:style-name="ce5" office:value-type="string">
            <text:p>Louis XIV</text:p>
          </table:table-cell>
          <table:table-cell table:style-name="Default" table:formula="of:=LOOKUP([.F18];[Tabelle2.$B$1:.$B$11];[Tabelle2.$A$1:.$A$11])" office:value-type="float" office:value="2">
            <text:p>2</text:p>
          </table:table-cell>
          <table:table-cell table:style-name="Default" table:formula="of:=LOOKUP([.G18];[Tabelle2.$B$1:.$B$11];[Tabelle2.$A$1:.$A$11])" office:value-type="float" office:value="6">
            <text:p>6</text:p>
          </table:table-cell>
          <table:table-cell table:style-name="ce5" office:value-type="string">
            <text:p>Creative</text:p>
          </table:table-cell>
          <table:table-cell table:style-name="ce5" office:value-type="string">
            <text:p>Industrious</text:p>
          </table:table-cell>
          <table:table-cell table:number-columns-repeated="7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France</text:p>
          </table:table-cell>
          <table:table-cell table:style-name="ce5" office:value-type="string">
            <text:p>Napoleon</text:p>
          </table:table-cell>
          <table:table-cell table:style-name="Default" table:formula="of:=LOOKUP([.F19];[Tabelle2.$B$1:.$B$11];[Tabelle2.$A$1:.$A$11])" office:value-type="float" office:value="1">
            <text:p>1</text:p>
          </table:table-cell>
          <table:table-cell table:style-name="Default" table:formula="of:=LOOKUP([.G19];[Tabelle2.$B$1:.$B$11];[Tabelle2.$A$1:.$A$11])" office:value-type="float" office:value="7">
            <text:p>7</text:p>
          </table:table-cell>
          <table:table-cell table:style-name="ce5" office:value-type="string">
            <text:p>Charismatic</text:p>
          </table:table-cell>
          <table:table-cell table:style-name="ce5" office:value-type="string">
            <text:p>Organized</text:p>
          </table:table-cell>
          <table:table-cell table:number-columns-repeated="7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France</text:p>
          </table:table-cell>
          <table:table-cell table:style-name="ce5" office:value-type="string">
            <text:p>Charles de Gaulle</text:p>
          </table:table-cell>
          <table:table-cell table:style-name="Default" table:formula="of:=LOOKUP([.F20];[Tabelle2.$B$1:.$B$11];[Tabelle2.$A$1:.$A$11])" office:value-type="float" office:value="6">
            <text:p>6</text:p>
          </table:table-cell>
          <table:table-cell table:style-name="Default" table:formula="of:=LOOKUP([.G20];[Tabelle2.$B$1:.$B$11];[Tabelle2.$A$1:.$A$11])" office:value-type="float" office:value="1">
            <text:p>1</text:p>
          </table:table-cell>
          <table:table-cell table:style-name="ce5" office:value-type="string">
            <text:p>Industrious</text:p>
          </table:table-cell>
          <table:table-cell table:style-name="ce5" office:value-type="string">
            <text:p>Charismatic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Germany</text:p>
          </table:table-cell>
          <table:table-cell table:style-name="ce5" office:value-type="string">
            <text:p>Frederick</text:p>
          </table:table-cell>
          <table:table-cell table:style-name="Default" table:formula="of:=LOOKUP([.F21];[Tabelle2.$B$1:.$B$11];[Tabelle2.$A$1:.$A$11])" office:value-type="float" office:value="7">
            <text:p>7</text:p>
          </table:table-cell>
          <table:table-cell table:style-name="Default" table:formula="of:=LOOKUP([.G21];[Tabelle2.$B$1:.$B$11];[Tabelle2.$A$1:.$A$11])" office:value-type="float" office:value="8">
            <text:p>8</text:p>
          </table:table-cell>
          <table:table-cell table:style-name="ce5" office:value-type="string">
            <text:p>Organized</text:p>
          </table:table-cell>
          <table:table-cell table:style-name="ce5" office:value-type="string">
            <text:p>Philosophical</text:p>
          </table:table-cell>
          <table:table-cell table:number-columns-repeated="7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Germany</text:p>
          </table:table-cell>
          <table:table-cell table:style-name="ce5" office:value-type="string">
            <text:p>Bismarck</text:p>
          </table:table-cell>
          <table:table-cell table:style-name="Default" table:formula="of:=LOOKUP([.F22];[Tabelle2.$B$1:.$B$11];[Tabelle2.$A$1:.$A$11])" office:value-type="float" office:value="3">
            <text:p>3</text:p>
          </table:table-cell>
          <table:table-cell table:style-name="Default" table:formula="of:=LOOKUP([.G22];[Tabelle2.$B$1:.$B$11];[Tabelle2.$A$1:.$A$11])" office:value-type="float" office:value="6">
            <text:p>6</text:p>
          </table:table-cell>
          <table:table-cell table:style-name="ce5" office:value-type="string">
            <text:p>Expansive</text:p>
          </table:table-cell>
          <table:table-cell table:style-name="ce5" office:value-type="string">
            <text:p>Industrious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Greece</text:p>
          </table:table-cell>
          <table:table-cell table:style-name="ce5" office:value-type="string">
            <text:p>Alexander</text:p>
          </table:table-cell>
          <table:table-cell table:style-name="Default" table:formula="of:=LOOKUP([.F23];[Tabelle2.$B$1:.$B$11];[Tabelle2.$A$1:.$A$11])" office:value-type="float" office:value="0">
            <text:p>0</text:p>
          </table:table-cell>
          <table:table-cell table:style-name="Default" table:formula="of:=LOOKUP([.G23];[Tabelle2.$B$1:.$B$11];[Tabelle2.$A$1:.$A$11])" office:value-type="float" office:value="8">
            <text:p>8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Philosophical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Greece</text:p>
          </table:table-cell>
          <table:table-cell table:style-name="ce5" office:value-type="string">
            <text:p>Pericles</text:p>
          </table:table-cell>
          <table:table-cell table:style-name="Default" table:formula="of:=LOOKUP([.F24];[Tabelle2.$B$1:.$B$11];[Tabelle2.$A$1:.$A$11])" office:value-type="float" office:value="8">
            <text:p>8</text:p>
          </table:table-cell>
          <table:table-cell table:style-name="Default" table:formula="of:=LOOKUP([.G24];[Tabelle2.$B$1:.$B$11];[Tabelle2.$A$1:.$A$11])" office:value-type="float" office:value="2">
            <text:p>2</text:p>
          </table:table-cell>
          <table:table-cell table:style-name="ce5" office:value-type="string">
            <text:p>Philosophical</text:p>
          </table:table-cell>
          <table:table-cell table:style-name="ce5" office:value-type="string">
            <text:p>Creative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Holy Roman Empire</text:p>
          </table:table-cell>
          <table:table-cell table:style-name="ce5" office:value-type="string">
            <text:p>Charlemange</text:p>
          </table:table-cell>
          <table:table-cell table:style-name="Default" table:formula="of:=LOOKUP([.F25];[Tabelle2.$B$1:.$B$11];[Tabelle2.$A$1:.$A$11])" office:value-type="float" office:value="5">
            <text:p>5</text:p>
          </table:table-cell>
          <table:table-cell table:style-name="Default" table:formula="of:=LOOKUP([.G25];[Tabelle2.$B$1:.$B$11];[Tabelle2.$A$1:.$A$11])" office:value-type="float" office:value="9">
            <text:p>9</text:p>
          </table:table-cell>
          <table:table-cell table:style-name="ce5" office:value-type="string">
            <text:p>Imperialistic</text:p>
          </table:table-cell>
          <table:table-cell table:style-name="ce5" office:value-type="string">
            <text:p>Protective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Inca</text:p>
          </table:table-cell>
          <table:table-cell table:style-name="ce5" office:value-type="string">
            <text:p>Huayna Capac</text:p>
          </table:table-cell>
          <table:table-cell table:style-name="Default" table:formula="of:=LOOKUP([.F26];[Tabelle2.$B$1:.$B$11];[Tabelle2.$A$1:.$A$11])" office:value-type="float" office:value="4">
            <text:p>4</text:p>
          </table:table-cell>
          <table:table-cell table:style-name="Default" table:formula="of:=LOOKUP([.G26];[Tabelle2.$B$1:.$B$11];[Tabelle2.$A$1:.$A$11])" office:value-type="float" office:value="6">
            <text:p>6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Industrious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India</text:p>
          </table:table-cell>
          <table:table-cell table:style-name="ce5" office:value-type="string">
            <text:p>Mahatma Gandhi</text:p>
          </table:table-cell>
          <table:table-cell table:style-name="Default" table:formula="of:=LOOKUP([.F27];[Tabelle2.$B$1:.$B$11];[Tabelle2.$A$1:.$A$11])" office:value-type="float" office:value="8">
            <text:p>8</text:p>
          </table:table-cell>
          <table:table-cell table:style-name="Default" table:formula="of:=LOOKUP([.G27];[Tabelle2.$B$1:.$B$11];[Tabelle2.$A$1:.$A$11])" office:value-type="float" office:value="10">
            <text:p>10</text:p>
          </table:table-cell>
          <table:table-cell table:style-name="ce5" office:value-type="string">
            <text:p>Philosophical</text:p>
          </table:table-cell>
          <table:table-cell table:style-name="ce5" office:value-type="string">
            <text:p>Spiritual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India</text:p>
          </table:table-cell>
          <table:table-cell table:style-name="ce5" office:value-type="string">
            <text:p>Asoka</text:p>
          </table:table-cell>
          <table:table-cell table:style-name="Default" table:formula="of:=LOOKUP([.F28];[Tabelle2.$B$1:.$B$11];[Tabelle2.$A$1:.$A$11])" office:value-type="float" office:value="7">
            <text:p>7</text:p>
          </table:table-cell>
          <table:table-cell table:style-name="Default" table:formula="of:=LOOKUP([.G28];[Tabelle2.$B$1:.$B$11];[Tabelle2.$A$1:.$A$11])" office:value-type="float" office:value="10">
            <text:p>10</text:p>
          </table:table-cell>
          <table:table-cell table:style-name="ce5" office:value-type="string">
            <text:p>Organized</text:p>
          </table:table-cell>
          <table:table-cell table:style-name="ce5" office:value-type="string">
            <text:p>Spiritual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Japan</text:p>
          </table:table-cell>
          <table:table-cell table:style-name="ce5" office:value-type="string">
            <text:p>Tokugawa</text:p>
          </table:table-cell>
          <table:table-cell table:style-name="Default" table:formula="of:=LOOKUP([.F29];[Tabelle2.$B$1:.$B$11];[Tabelle2.$A$1:.$A$11])" office:value-type="float" office:value="0">
            <text:p>0</text:p>
          </table:table-cell>
          <table:table-cell table:style-name="Default" table:formula="of:=LOOKUP([.G29];[Tabelle2.$B$1:.$B$11];[Tabelle2.$A$1:.$A$11])" office:value-type="float" office:value="9">
            <text:p>9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Protective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Khmer</text:p>
          </table:table-cell>
          <table:table-cell table:style-name="ce5" office:value-type="string">
            <text:p>Suryavarman</text:p>
          </table:table-cell>
          <table:table-cell table:style-name="Default" table:formula="of:=LOOKUP([.F30];[Tabelle2.$B$1:.$B$11];[Tabelle2.$A$1:.$A$11])" office:value-type="float" office:value="3">
            <text:p>3</text:p>
          </table:table-cell>
          <table:table-cell table:style-name="Default" table:formula="of:=LOOKUP([.G30];[Tabelle2.$B$1:.$B$11];[Tabelle2.$A$1:.$A$11])" office:value-type="float" office:value="2">
            <text:p>2</text:p>
          </table:table-cell>
          <table:table-cell table:style-name="ce5" office:value-type="string">
            <text:p>Expansive</text:p>
          </table:table-cell>
          <table:table-cell table:style-name="ce5" office:value-type="string">
            <text:p>Creative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Korea</text:p>
          </table:table-cell>
          <table:table-cell table:style-name="ce5" office:value-type="string">
            <text:p>Wang Kon</text:p>
          </table:table-cell>
          <table:table-cell table:style-name="Default" table:formula="of:=LOOKUP([.F31];[Tabelle2.$B$1:.$B$11];[Tabelle2.$A$1:.$A$11])" office:value-type="float" office:value="4">
            <text:p>4</text:p>
          </table:table-cell>
          <table:table-cell table:style-name="Default" table:formula="of:=LOOKUP([.G31];[Tabelle2.$B$1:.$B$11];[Tabelle2.$A$1:.$A$11])" office:value-type="float" office:value="9">
            <text:p>9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Protective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Mali </text:p>
          </table:table-cell>
          <table:table-cell table:style-name="ce5" office:value-type="string">
            <text:p>Mansa Musa</text:p>
          </table:table-cell>
          <table:table-cell table:style-name="Default" table:formula="of:=LOOKUP([.F32];[Tabelle2.$B$1:.$B$11];[Tabelle2.$A$1:.$A$11])" office:value-type="float" office:value="4">
            <text:p>4</text:p>
          </table:table-cell>
          <table:table-cell table:style-name="Default" table:formula="of:=LOOKUP([.G32];[Tabelle2.$B$1:.$B$11];[Tabelle2.$A$1:.$A$11])" office:value-type="float" office:value="10">
            <text:p>10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Spiritual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Maya</text:p>
          </table:table-cell>
          <table:table-cell table:style-name="ce5" office:value-type="string">
            <text:p>Pacal</text:p>
          </table:table-cell>
          <table:table-cell table:style-name="Default" table:formula="of:=LOOKUP([.F33];[Tabelle2.$B$1:.$B$11];[Tabelle2.$A$1:.$A$11])" office:value-type="float" office:value="4">
            <text:p>4</text:p>
          </table:table-cell>
          <table:table-cell table:style-name="Default" table:formula="of:=LOOKUP([.G33];[Tabelle2.$B$1:.$B$11];[Tabelle2.$A$1:.$A$11])" office:value-type="float" office:value="3">
            <text:p>3</text:p>
          </table:table-cell>
          <table:table-cell table:style-name="ce5" office:value-type="string">
            <text:p>Financial</text:p>
          </table:table-cell>
          <table:table-cell table:style-name="ce5" office:value-type="string">
            <text:p>Expansive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Mongolia</text:p>
          </table:table-cell>
          <table:table-cell table:style-name="ce5" office:value-type="string">
            <text:p>Genghis Khan</text:p>
          </table:table-cell>
          <table:table-cell table:style-name="Default" table:formula="of:=LOOKUP([.F34];[Tabelle2.$B$1:.$B$11];[Tabelle2.$A$1:.$A$11])" office:value-type="float" office:value="0">
            <text:p>0</text:p>
          </table:table-cell>
          <table:table-cell table:style-name="Default" table:formula="of:=LOOKUP([.G34];[Tabelle2.$B$1:.$B$11];[Tabelle2.$A$1:.$A$11])" office:value-type="float" office:value="5">
            <text:p>5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Imperialistic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Mongolia</text:p>
          </table:table-cell>
          <table:table-cell table:style-name="ce5" office:value-type="string">
            <text:p>Kublai Khan</text:p>
          </table:table-cell>
          <table:table-cell table:style-name="Default" table:formula="of:=LOOKUP([.F35];[Tabelle2.$B$1:.$B$11];[Tabelle2.$A$1:.$A$11])" office:value-type="float" office:value="0">
            <text:p>0</text:p>
          </table:table-cell>
          <table:table-cell table:style-name="Default" table:formula="of:=LOOKUP([.G35];[Tabelle2.$B$1:.$B$11];[Tabelle2.$A$1:.$A$11])" office:value-type="float" office:value="2">
            <text:p>2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Creative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Native Americans</text:p>
          </table:table-cell>
          <table:table-cell table:style-name="ce5" office:value-type="string">
            <text:p>Sitting Bull</text:p>
          </table:table-cell>
          <table:table-cell table:style-name="Default" table:formula="of:=LOOKUP([.F36];[Tabelle2.$B$1:.$B$11];[Tabelle2.$A$1:.$A$11])" office:value-type="float" office:value="8">
            <text:p>8</text:p>
          </table:table-cell>
          <table:table-cell table:style-name="Default" table:formula="of:=LOOKUP([.G36];[Tabelle2.$B$1:.$B$11];[Tabelle2.$A$1:.$A$11])" office:value-type="float" office:value="9">
            <text:p>9</text:p>
          </table:table-cell>
          <table:table-cell table:style-name="ce5" office:value-type="string">
            <text:p>Philosophical</text:p>
          </table:table-cell>
          <table:table-cell table:style-name="ce5" office:value-type="string">
            <text:p>Protective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Netherlands</text:p>
          </table:table-cell>
          <table:table-cell table:style-name="ce5" office:value-type="string">
            <text:p>Willem van Oranje</text:p>
          </table:table-cell>
          <table:table-cell table:style-name="Default" table:formula="of:=LOOKUP([.F37];[Tabelle2.$B$1:.$B$11];[Tabelle2.$A$1:.$A$11])" office:value-type="float" office:value="2">
            <text:p>2</text:p>
          </table:table-cell>
          <table:table-cell table:style-name="Default" table:formula="of:=LOOKUP([.G37];[Tabelle2.$B$1:.$B$11];[Tabelle2.$A$1:.$A$11])" office:value-type="float" office:value="4">
            <text:p>4</text:p>
          </table:table-cell>
          <table:table-cell table:style-name="ce5" office:value-type="string">
            <text:p>Creative</text:p>
          </table:table-cell>
          <table:table-cell table:style-name="ce5" office:value-type="string">
            <text:p>Financial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Ottoman</text:p>
          </table:table-cell>
          <table:table-cell table:style-name="ce5" office:value-type="string">
            <text:p>Mehmed II </text:p>
          </table:table-cell>
          <table:table-cell table:style-name="Default" table:formula="of:=LOOKUP([.F38];[Tabelle2.$B$1:.$B$11];[Tabelle2.$A$1:.$A$11])" office:value-type="float" office:value="3">
            <text:p>3</text:p>
          </table:table-cell>
          <table:table-cell table:style-name="Default" table:formula="of:=LOOKUP([.G38];[Tabelle2.$B$1:.$B$11];[Tabelle2.$A$1:.$A$11])" office:value-type="float" office:value="7">
            <text:p>7</text:p>
          </table:table-cell>
          <table:table-cell table:style-name="ce5" office:value-type="string">
            <text:p>Expansive</text:p>
          </table:table-cell>
          <table:table-cell table:style-name="ce5" office:value-type="string">
            <text:p>Organized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Ottoman</text:p>
          </table:table-cell>
          <table:table-cell table:style-name="ce5" office:value-type="string">
            <text:p>Suleiman</text:p>
          </table:table-cell>
          <table:table-cell table:style-name="Default" table:formula="of:=LOOKUP([.F39];[Tabelle2.$B$1:.$B$11];[Tabelle2.$A$1:.$A$11])" office:value-type="float" office:value="5">
            <text:p>5</text:p>
          </table:table-cell>
          <table:table-cell table:style-name="Default" table:formula="of:=LOOKUP([.G39];[Tabelle2.$B$1:.$B$11];[Tabelle2.$A$1:.$A$11])" office:value-type="float" office:value="8">
            <text:p>8</text:p>
          </table:table-cell>
          <table:table-cell table:style-name="ce5" office:value-type="string">
            <text:p>Imperialistic</text:p>
          </table:table-cell>
          <table:table-cell table:style-name="ce5" office:value-type="string">
            <text:p>Philosophical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Persia</text:p>
          </table:table-cell>
          <table:table-cell table:style-name="ce5" office:value-type="string">
            <text:p>Cyrus</text:p>
          </table:table-cell>
          <table:table-cell table:style-name="Default" table:formula="of:=LOOKUP([.F40];[Tabelle2.$B$1:.$B$11];[Tabelle2.$A$1:.$A$11])" office:value-type="float" office:value="1">
            <text:p>1</text:p>
          </table:table-cell>
          <table:table-cell table:style-name="Default" table:formula="of:=LOOKUP([.G40];[Tabelle2.$B$1:.$B$11];[Tabelle2.$A$1:.$A$11])" office:value-type="float" office:value="5">
            <text:p>5</text:p>
          </table:table-cell>
          <table:table-cell table:style-name="ce5" office:value-type="string">
            <text:p>Charismatic</text:p>
          </table:table-cell>
          <table:table-cell table:style-name="ce6" office:value-type="string">
            <text:p>Imperialistic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Persia</text:p>
          </table:table-cell>
          <table:table-cell table:style-name="ce5" office:value-type="string">
            <text:p>Darius</text:p>
          </table:table-cell>
          <table:table-cell table:style-name="Default" table:formula="of:=LOOKUP([.F41];[Tabelle2.$B$1:.$B$11];[Tabelle2.$A$1:.$A$11])" office:value-type="float" office:value="7">
            <text:p>7</text:p>
          </table:table-cell>
          <table:table-cell table:style-name="Default" table:formula="of:=LOOKUP([.G41];[Tabelle2.$B$1:.$B$11];[Tabelle2.$A$1:.$A$11])" office:value-type="float" office:value="4">
            <text:p>4</text:p>
          </table:table-cell>
          <table:table-cell table:style-name="ce5" office:value-type="string">
            <text:p>Organized</text:p>
          </table:table-cell>
          <table:table-cell table:style-name="ce6" office:value-type="string">
            <text:p>Financial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Portugal</text:p>
          </table:table-cell>
          <table:table-cell table:style-name="ce5" office:value-type="string">
            <text:p>Joao</text:p>
          </table:table-cell>
          <table:table-cell table:style-name="Default" table:formula="of:=LOOKUP([.F42];[Tabelle2.$B$1:.$B$11];[Tabelle2.$A$1:.$A$11])" office:value-type="float" office:value="5">
            <text:p>5</text:p>
          </table:table-cell>
          <table:table-cell table:style-name="Default" table:formula="of:=LOOKUP([.G42];[Tabelle2.$B$1:.$B$11];[Tabelle2.$A$1:.$A$11])" office:value-type="float" office:value="3">
            <text:p>3</text:p>
          </table:table-cell>
          <table:table-cell table:style-name="ce5" office:value-type="string">
            <text:p>Imperialistic</text:p>
          </table:table-cell>
          <table:table-cell table:style-name="ce6" office:value-type="string">
            <text:p>Expansive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Rome</text:p>
          </table:table-cell>
          <table:table-cell table:style-name="ce5" office:value-type="string">
            <text:p>Augustus</text:p>
          </table:table-cell>
          <table:table-cell table:style-name="Default" table:formula="of:=LOOKUP([.F43];[Tabelle2.$B$1:.$B$11];[Tabelle2.$A$1:.$A$11])" office:value-type="float" office:value="2">
            <text:p>2</text:p>
          </table:table-cell>
          <table:table-cell table:style-name="Default" table:formula="of:=LOOKUP([.G43];[Tabelle2.$B$1:.$B$11];[Tabelle2.$A$1:.$A$11])" office:value-type="float" office:value="7">
            <text:p>7</text:p>
          </table:table-cell>
          <table:table-cell table:style-name="ce5" office:value-type="string">
            <text:p>Creative</text:p>
          </table:table-cell>
          <table:table-cell table:style-name="ce6" office:value-type="string">
            <text:p>Organized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Rome</text:p>
          </table:table-cell>
          <table:table-cell table:style-name="ce5" office:value-type="string">
            <text:p>Julius Caesar</text:p>
          </table:table-cell>
          <table:table-cell table:style-name="Default" table:formula="of:=LOOKUP([.F44];[Tabelle2.$B$1:.$B$11];[Tabelle2.$A$1:.$A$11])" office:value-type="float" office:value="5">
            <text:p>5</text:p>
          </table:table-cell>
          <table:table-cell table:style-name="Default" table:formula="of:=LOOKUP([.G44];[Tabelle2.$B$1:.$B$11];[Tabelle2.$A$1:.$A$11])" office:value-type="float" office:value="7">
            <text:p>7</text:p>
          </table:table-cell>
          <table:table-cell table:style-name="ce5" office:value-type="string">
            <text:p>Imperialistic</text:p>
          </table:table-cell>
          <table:table-cell table:style-name="ce6" office:value-type="string">
            <text:p>Organized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Russia</text:p>
          </table:table-cell>
          <table:table-cell table:style-name="ce5" office:value-type="string">
            <text:p>Catherine</text:p>
          </table:table-cell>
          <table:table-cell table:style-name="Default" table:formula="of:=LOOKUP([.F45];[Tabelle2.$B$1:.$B$11];[Tabelle2.$A$1:.$A$11])" office:value-type="float" office:value="2">
            <text:p>2</text:p>
          </table:table-cell>
          <table:table-cell table:style-name="Default" table:formula="of:=LOOKUP([.G45];[Tabelle2.$B$1:.$B$11];[Tabelle2.$A$1:.$A$11])" office:value-type="float" office:value="5">
            <text:p>5</text:p>
          </table:table-cell>
          <table:table-cell table:style-name="ce5" office:value-type="string">
            <text:p>Creative</text:p>
          </table:table-cell>
          <table:table-cell table:style-name="ce6" office:value-type="string">
            <text:p>Imperialistic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Russia</text:p>
          </table:table-cell>
          <table:table-cell table:style-name="ce5" office:value-type="string">
            <text:p>Peter</text:p>
          </table:table-cell>
          <table:table-cell table:style-name="Default" table:formula="of:=LOOKUP([.F46];[Tabelle2.$B$1:.$B$11];[Tabelle2.$A$1:.$A$11])" office:value-type="float" office:value="3">
            <text:p>3</text:p>
          </table:table-cell>
          <table:table-cell table:style-name="Default" table:formula="of:=LOOKUP([.G46];[Tabelle2.$B$1:.$B$11];[Tabelle2.$A$1:.$A$11])" office:value-type="float" office:value="8">
            <text:p>8</text:p>
          </table:table-cell>
          <table:table-cell table:style-name="ce5" office:value-type="string">
            <text:p>Expansive</text:p>
          </table:table-cell>
          <table:table-cell table:style-name="ce6" office:value-type="string">
            <text:p>Philosophical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Russia</text:p>
          </table:table-cell>
          <table:table-cell table:style-name="ce5" office:value-type="string">
            <text:p>Stalin</text:p>
          </table:table-cell>
          <table:table-cell table:style-name="Default" table:formula="of:=LOOKUP([.F47];[Tabelle2.$B$1:.$B$11];[Tabelle2.$A$1:.$A$11])" office:value-type="float" office:value="0">
            <text:p>0</text:p>
          </table:table-cell>
          <table:table-cell table:style-name="Default" table:formula="of:=LOOKUP([.G47];[Tabelle2.$B$1:.$B$11];[Tabelle2.$A$1:.$A$11])" office:value-type="float" office:value="6">
            <text:p>6</text:p>
          </table:table-cell>
          <table:table-cell table:style-name="ce5" office:value-type="string">
            <text:p>Aggressive</text:p>
          </table:table-cell>
          <table:table-cell table:style-name="ce6" office:value-type="string">
            <text:p>Industrious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Spain</text:p>
          </table:table-cell>
          <table:table-cell table:style-name="ce5" office:value-type="string">
            <text:p>Isabella</text:p>
          </table:table-cell>
          <table:table-cell table:style-name="Default" table:formula="of:=LOOKUP([.F48];[Tabelle2.$B$1:.$B$11];[Tabelle2.$A$1:.$A$11])" office:value-type="float" office:value="3">
            <text:p>3</text:p>
          </table:table-cell>
          <table:table-cell table:style-name="Default" table:formula="of:=LOOKUP([.G48];[Tabelle2.$B$1:.$B$11];[Tabelle2.$A$1:.$A$11])" office:value-type="float" office:value="10">
            <text:p>10</text:p>
          </table:table-cell>
          <table:table-cell table:style-name="ce5" office:value-type="string">
            <text:p>Expansive</text:p>
          </table:table-cell>
          <table:table-cell table:style-name="ce6" office:value-type="string">
            <text:p>Spiritual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Sumeria</text:p>
          </table:table-cell>
          <table:table-cell table:style-name="ce5" office:value-type="string">
            <text:p>Gilgamesh</text:p>
          </table:table-cell>
          <table:table-cell table:style-name="Default" table:formula="of:=LOOKUP([.F49];[Tabelle2.$B$1:.$B$11];[Tabelle2.$A$1:.$A$11])" office:value-type="float" office:value="9">
            <text:p>9</text:p>
          </table:table-cell>
          <table:table-cell table:style-name="Default" table:formula="of:=LOOKUP([.G49];[Tabelle2.$B$1:.$B$11];[Tabelle2.$A$1:.$A$11])" office:value-type="float" office:value="2">
            <text:p>2</text:p>
          </table:table-cell>
          <table:table-cell table:style-name="ce5" office:value-type="string">
            <text:p>Protective</text:p>
          </table:table-cell>
          <table:table-cell table:style-name="ce6" office:value-type="string">
            <text:p>Creative</text:p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Viking</text:p>
          </table:table-cell>
          <table:table-cell table:style-name="ce5" office:value-type="string">
            <text:p>Ragnar</text:p>
          </table:table-cell>
          <table:table-cell table:style-name="Default" table:formula="of:=LOOKUP([.F50];[Tabelle2.$B$1:.$B$11];[Tabelle2.$A$1:.$A$11])" office:value-type="float" office:value="0">
            <text:p>0</text:p>
          </table:table-cell>
          <table:table-cell table:style-name="Default" table:formula="of:=LOOKUP([.G50];[Tabelle2.$B$1:.$B$11];[Tabelle2.$A$1:.$A$11])" office:value-type="float" office:value="4">
            <text:p>4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Financial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Zulu</text:p>
          </table:table-cell>
          <table:table-cell table:style-name="ce5" office:value-type="string">
            <text:p>Shaka</text:p>
          </table:table-cell>
          <table:table-cell table:style-name="Default" table:formula="of:=LOOKUP([.F51];[Tabelle2.$B$1:.$B$11];[Tabelle2.$A$1:.$A$11])" office:value-type="float" office:value="0">
            <text:p>0</text:p>
          </table:table-cell>
          <table:table-cell table:style-name="Default" table:formula="of:=LOOKUP([.G51];[Tabelle2.$B$1:.$B$11];[Tabelle2.$A$1:.$A$11])" office:value-type="float" office:value="3">
            <text:p>3</text:p>
          </table:table-cell>
          <table:table-cell table:style-name="ce5" office:value-type="string">
            <text:p>Aggressive</text:p>
          </table:table-cell>
          <table:table-cell table:style-name="ce5" office:value-type="string">
            <text:p>Expansive</text:p>
          </table:table-cell>
          <table:table-cell table:number-columns-repeated="7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Tabelle2" table:style-name="ta1" table:print="false">
        <table:table-column table:style-name="co6" table:number-columns-repeated="2" table:default-cell-style-name="ce7"/>
        <table:table-row table:style-name="ro1">
          <table:table-cell office:value-type="float" office:value="0">
            <text:p>0</text:p>
          </table:table-cell>
          <table:table-cell table:style-name="ce9" office:value-type="string">
            <text:p>Aggress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9" office:value-type="string">
            <text:p>Charismatic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Creat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Expans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Financial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Imperialistic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Industrious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9" office:value-type="string">
            <text:p>Organize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9" office:value-type="string">
            <text:p>Philosophical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string">
            <text:p>Protectiv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9" office:value-type="string">
            <text:p>Spiritual</text:p>
          </table:table-cell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€ </number:text>
      <number:number number:decimal-places="0" number:min-integer-digits="1" number:grouping="true"/>
      <number:text> </number:text>
    </number:number-style>
    <number:number-style style:name="N106">
      <number:text>€ </number:text>
      <number:number number:decimal-places="0" number:min-integer-digits="1" number:grouping="true"/>
      <number:text>-</number:text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2" number:min-integer-digits="1" number:grouping="true"/>
      <number:text> </number:text>
    </number:number-style>
    <number:number-style style:name="N108">
      <number:text>€ </number:text>
      <number:number number:decimal-places="2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number number:decimal-places="0" number:min-integer-digits="1" number:grouping="true"/>
      <number:text>-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0" number:min-integer-digits="1" number:grouping="true"/>
      <number:text> </number:text>
    </number:number-style>
    <number:number-style style:name="N115P1" style:volatile="true">
      <number:text> € </number:text>
      <number:number number:decimal-places="0" number:min-integer-digits="1" number:grouping="true"/>
      <number:text>-</number:text>
    </number:number-style>
    <number:number-style style:name="N115P2" style:volatile="true">
      <number:text> €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number number:decimal-places="2" number:min-integer-digits="1" number:grouping="true"/>
      <number:text>-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€ </number:text>
      <number:number number:decimal-places="2" number:min-integer-digits="1" number:grouping="true"/>
      <number:text> </number:text>
    </number:number-style>
    <number:number-style style:name="N117P1" style:volatile="true">
      <number:text> € </number:text>
      <number:number number:decimal-places="2" number:min-integer-digits="1" number:grouping="true"/>
      <number:text>-</number:text>
    </number:number-style>
    <number:number-style style:name="N117P2" style:volatile="true">
      <number:text> €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6" number:min-integer-digits="1"/>
    </number:number-style>
    <number:number-style style:name="N139">
      <number:number number:decimal-places="1" number:min-integer-digits="1"/>
    </number:number-style>
    <number:number-style style:name="N140P0" style:volatile="true">
      <number:text>Ja</number:text>
    </number:number-style>
    <number:number-style style:name="N140P1" style:volatile="true">
      <number:text>Ja</number:text>
    </number:number-style>
    <number:number-style style:name="N140">
      <number:text>Nein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Ein</number:text>
    </number:number-style>
    <number:number-style style:name="N142P1" style:volatile="true">
      <number:text>Ein</number:text>
    </number:number-style>
    <number:number-style style:name="N142">
      <number:text>Aus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date-style style:name="N144">
      <number:month number:textual="true"/>
      <number:text>.</number:text>
      <number:year number:style="long"/>
    </number:date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CH">
      <number:text>SFr. </number:text>
      <number:number number:decimal-places="0" number:min-integer-digits="1" number:grouping="true"/>
    </number:number-style>
    <number:number-style style:name="N5112" number:language="de" number:country="CH">
      <number:text>SFr. 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2" number:min-integer-digits="1" number:grouping="true"/>
    </number:number-style>
    <number:number-style style:name="N5114" number:language="de" number:country="CH">
      <number:text>SFr.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de" number:country="CH">
      <number:text>SFr. </number:text>
      <number:number number:decimal-places="2" number:min-integer-digits="1" number:grouping="true"/>
    </number:number-style>
    <number:number-style style:name="N5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Civ_20_IV_20_WL_20_Reference_20_Charts_20_v1.0" style:display-name="Standard_Civ IV WL Reference Charts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8_5f_2_5f_1" style:display-name="Excel_CondFormat_8_2_1" style:family="table-cell" style:parent-style-name="Default">
      <style:table-cell-properties fo:background-color="#ffffcc"/>
    </style:style>
    <style:style style:name="Excel_5f_CondFormat_5f_8_5f_1_5f_1" style:display-name="Excel_CondFormat_8_1_1" style:family="table-cell" style:parent-style-name="Default">
      <style:table-cell-properties fo:background-color="#ffffcc"/>
    </style:style>
    <style:style style:name="Excel_5f_CondFormat_5f_5_5f_3_5f_1" style:display-name="Excel_CondFormat_5_3_1" style:family="table-cell" style:parent-style-name="Default">
      <style:table-cell-properties fo:background-color="#ffff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14.10.2012</text:date>, <text:time>15:0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Küng</meta:initial-creator>
    <meta:creation-date>2012-10-14T14:29:19.69</meta:creation-date>
    <dc:date>2012-10-14T15:05:12.53</dc:date>
    <dc:creator>Rafael Küng</dc:creator>
    <meta:editing-duration>PT5M21S</meta:editing-duration>
    <meta:editing-cycles>1</meta:editing-cycles>
    <meta:document-statistic meta:table-count="3" meta:cell-count="379" meta:object-count="0"/>
    <meta:generator>LibreOffice/3.3$Win32 LibreOffice_project/330m19$Build-202</meta:generator>
  </office:meta>
</office:document-meta>
</file>